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f8b" officeooo:paragraph-rsid="001f0f8b"/>
    </style:style>
    <style:style style:name="P2" style:family="paragraph" style:parent-style-name="Standard">
      <style:text-properties fo:font-size="20pt" officeooo:rsid="001f0f8b" officeooo:paragraph-rsid="001f0f8b" style:font-size-asian="20pt" style:font-size-complex="20pt"/>
    </style:style>
    <style:style style:name="P3" style:family="paragraph" style:parent-style-name="Standard">
      <style:text-properties fo:font-style="italic" fo:font-weight="bold" officeooo:rsid="001f0f8b" officeooo:paragraph-rsid="001f0f8b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20e68d" officeooo:paragraph-rsid="0020e68d"/>
    </style:style>
    <style:style style:name="T1" style:family="text">
      <style:text-properties officeooo:rsid="0020e6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o run the ansible file </text:p>
      <text:p text:style-name="P1"/>
      <text:p text:style-name="P3"><text:span text:style-name="T1">1</text:span> <text:s/>sudo ansible-playbook deploy_file.yml <text:s/>-i hosts -c ssh --ask-pass -K</text:p>
      <text:p text:style-name="P1"><text:span text:style-name="T1">2 </text:span><text:s/><text:a xlink:type="simple" xlink:href="mailto:password--cloud@321" text:style-name="Internet_20_link" text:visited-style-name="Visited_20_Internet_20_Link">password--cloud@321</text:a></text:p>
      <text:p text:style-name="P1"/>
      <text:p text:style-name="P1"/>
      <text:p text:style-name="P4">3 after succesful run of ansible file.....</text:p>
      <text:p text:style-name="P4">4 hopwt copy the file from root folde3r t your downloads </text:p>
      <text:p text:style-name="P4"/>
      <text:p text:style-name="P4"><text:s text:c="5"/></text:p>
      <text:p text:style-name="P4"><text:s text:c="8"/>-------</text:p>
      <text:p text:style-name="P4"><text:s text:c="14"/>1 . su root</text:p>
      <text:p text:style-name="P4"><text:s text:c="14"/>2 . cd /bin</text:p>
      <text:p text:style-name="P4"><text:s text:c="14"/>3 . check for the file named lds.zip</text:p>
      <text:p text:style-name="P4"><text:s text:c="14"/>4 . now copy that tp downloads</text:p>
      <text:p text:style-name="P4"><text:s text:c="14"/>5 . cp lds.zip /home/msis/Downloads</text:p>
      <text:p text:style-name="P4"><text:s text:c="14"/>6 . sudo cp lds.zip /home/msis/Downloads</text:p>
      <text:p text:style-name="P4"/>
      <text:p text:style-name="P4">5 extract the zip file you wil find all the lds code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--------------------------------------------------------------------------------------------------------------------------© 2024 Prem Gowda. All rights reserved.</text:p>
      <text:p text:style-name="P4"><text:s text:c="7"/>Licensed under the MIT License. See LICENSE file for details.</text:p>
      <text:p text:style-name="P1"><text:s/></text:p>
      <text:p text:style-name="P1"/>
      <text:p text:style-name="P1">.yml file <text:s/></text:p>
      <text:p text:style-name="P1">________</text:p>
      <text:p text:style-name="P1"/>
      <text:p text:style-name="P1">---</text:p>
      <text:p text:style-name="P1">- hosts: myhosts</text:p>
      <text:p text:style-name="P1"><text:s text:c="2"/>become: yes <text:s/># Run tasks as root</text:p>
      <text:p text:style-name="P1"><text:s text:c="2"/>tasks:</text:p>
      <text:p text:style-name="P1"><text:s text:c="4"/>- name: Ensure SSH directory exists with correct permissions</text:p>
      <text:p text:style-name="P1"><text:s text:c="6"/>file:</text:p>
      <text:p text:style-name="P1"><text:s text:c="8"/>path: /root/.ssh</text:p>
      <text:p text:style-name="P1"><text:s text:c="8"/>mode: '0700'</text:p>
      <text:p text:style-name="P1"><text:s text:c="8"/>state: directory</text:p>
      <text:p text:style-name="P1"><text:s text:c="8"/>owner: root</text:p>
      <text:p text:style-name="P1"><text:s text:c="8"/>group: root</text:p>
      <text:p text:style-name="P1"/>
      <text:p text:style-name="P1"><text:s text:c="4"/>- name: Deploy lds.zip to the /bin directory on the remote host</text:p>
      <text:p text:style-name="P1"><text:s text:c="6"/>copy:</text:p>
      <text:p text:style-name="P1"><text:s text:c="8"/>src: ./lds.zip</text:p>
      <text:p text:style-name="P1"><text:s text:c="8"/>dest: /bin/lds.zip</text:p>
      <text:p text:style-name="P1"><text:s text:c="8"/>mode: '0755'</text:p>
      <text:p text:style-name="P1"><text:soft-page-break/><text:s text:c="8"/>owner: root</text:p>
      <text:p text:style-name="P1"><text:s text:c="8"/>group: root</text:p>
      <text:p text:style-name="P1"/>
      <text:p text:style-name="P1"><text:s text:c="4"/>- name: Copy SSH public key to authorized_keys on the remote host</text:p>
      <text:p text:style-name="P1"><text:s text:c="6"/>copy:</text:p>
      <text:p text:style-name="P1"><text:s text:c="8"/>src: /root/.ssh/id_rsa.pub <text:s/># Path on the controller machine</text:p>
      <text:p text:style-name="P1"><text:s text:c="8"/>dest: /root/.ssh/authorized_keys <text:s/># Path on the remote host</text:p>
      <text:p text:style-name="P1"><text:s text:c="8"/>mode: '0644'</text:p>
      <text:p text:style-name="P1"><text:s text:c="8"/>owner: root</text:p>
      <text:p text:style-name="P1"><text:s text:c="8"/>group: root</text:p>
      <text:p text:style-name="P1"/>
      <text:p text:style-name="P1"><text:line-break/></text:p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6:18:45.676579861</meta:creation-date>
    <dc:date>2024-10-27T16:29:56.312857914</dc:date>
    <meta:editing-duration>PT11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195" meta:character-count="1488" meta:non-whitespace-character-count="1067"/>
  </office:meta>
</office:document-meta>
</file>